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Calibri1" svg:font-family="Calibri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style:writing-mode="lr-tb"/>
    </style:style>
    <style:style style:name="Tableau1.A" style:family="table-column">
      <style:table-column-properties style:column-width="13.905cm"/>
    </style:style>
    <style:style style:name="Tableau1.B" style:family="table-column">
      <style:table-column-properties style:column-width="2.69cm"/>
    </style:style>
    <style:style style:name="Tableau1.1" style:family="table-row">
      <style:table-row-properties style:min-row-height="1.101cm" fo:keep-together="auto"/>
    </style:style>
    <style:style style:name="Tableau1.A1" style:family="table-cell">
      <style:table-cell-properties fo:background-color="#ffffff" fo:padding-left="0.191cm" fo:padding-right="0.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25pt solid #000000">
        <style:background-image/>
      </style:table-cell-properties>
    </style:style>
    <style:style style:name="Tableau1.2" style:family="table-row">
      <style:table-row-properties style:min-row-height="1.106cm" fo:keep-together="auto"/>
    </style:style>
    <style:style style:name="Tableau1.A2" style:family="table-cell">
      <style:table-cell-properties fo:background-color="#ffffff" fo:padding-left="0.191cm" fo:padding-right="0.3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au2" style:family="table">
      <style:table-properties style:width="16.251cm" fo:margin-left="0.169cm" fo:margin-top="0cm" fo:margin-bottom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2.491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7.103cm"/>
    </style:style>
    <style:style style:name="Tableau2.D" style:family="table-column">
      <style:table-column-properties style:column-width="4.258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2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25pt outset #000000" fo:border-right="none" fo:border-top="1.5pt groove #000000" fo:border-bottom="1.2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25pt outset #000000" fo:border-right="1.5pt groove #000000" fo:border-top="1.5pt groove #000000" fo:border-bottom="1.25pt outset #000000">
        <style:background-image/>
      </style:table-cell-properties>
    </style:style>
    <style:style style:name="Tableau2.2" style:family="table-row">
      <style:table-row-properties style:min-row-height="0.87cm" fo:background-color="transparent" fo:keep-together="auto">
        <style:background-image/>
      </style:table-row-properties>
    </style:style>
    <style:style style:name="Tableau2.A2" style:family="table-cell">
      <style:table-cell-properties style:vertical-align="middle"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1" fo:font-size="16pt" fo:font-weight="normal" officeooo:paragraph-rsid="0179af11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P3" style:family="paragraph" style:parent-style-name="Standard">
      <style:text-properties fo:color="#000000" style:font-name="Arial1" fo:font-size="16pt" fo:font-weight="normal" officeooo:paragraph-rsid="012003bd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P4" style:family="paragraph" style:parent-style-name="Standard">
      <style:text-properties officeooo:paragraph-rsid="01e47cac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1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6pt" fo:font-weight="bold" style:font-size-asian="5.25pt" style:font-weight-asian="bold" style:font-size-complex="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52096"/>
    </style:style>
    <style:style style:name="P11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2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3" style:family="paragraph" style:parent-style-name="TA_20_Element_20_Clair_20_centré">
      <style:paragraph-properties fo:margin-top="0cm" fo:margin-bottom="0cm" loext:contextual-spacing="false" fo:line-height="100%"/>
      <style:text-properties officeooo:paragraph-rsid="0179af11"/>
    </style:style>
    <style:style style:name="P14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5" style:family="paragraph" style:parent-style-name="TA_20_Text_20_centré">
      <style:paragraph-properties fo:margin-top="0cm" fo:margin-bottom="0.353cm" loext:contextual-spacing="false"/>
      <style:text-properties officeooo:paragraph-rsid="0179af11"/>
    </style:style>
    <style:style style:name="P16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1"/>
    </style:style>
    <style:style style:name="P18" style:family="paragraph" style:parent-style-name="Heading_20_1" style:list-style-name="Numbering_20_123"/>
    <style:style style:name="P19" style:family="paragraph" style:parent-style-name="Heading_20_1" style:list-style-name="Numbering_20_123">
      <style:text-properties officeooo:paragraph-rsid="01dfb5f7"/>
    </style:style>
    <style:style style:name="P20" style:family="paragraph" style:parent-style-name="Heading_20_1" style:list-style-name="Numbering_20_123">
      <style:text-properties officeooo:paragraph-rsid="01e47cac"/>
    </style:style>
    <style:style style:name="P21" style:family="paragraph" style:parent-style-name="Heading_20_1" style:list-style-name="Numbering_20_123">
      <style:text-properties officeooo:paragraph-rsid="01e86c88"/>
    </style:style>
    <style:style style:name="P22" style:family="paragraph" style:parent-style-name="Heading_20_1" style:list-style-name="Numbering_20_123">
      <style:paragraph-properties fo:break-before="page"/>
      <style:text-properties officeooo:rsid="01de2aa0" officeooo:paragraph-rsid="01de2aa0"/>
    </style:style>
    <style:style style:name="P23" style:family="paragraph" style:parent-style-name="Heading_20_1" style:list-style-name="Numbering_20_123">
      <style:paragraph-properties fo:text-align="start" style:justify-single-word="false" style:writing-mode="lr-tb"/>
      <style:text-properties officeooo:paragraph-rsid="01dfb5f7"/>
    </style:style>
    <style:style style:name="P24" style:family="paragraph" style:parent-style-name="Heading_20_2" style:list-style-name="Numbering_20_123"/>
    <style:style style:name="P25" style:family="paragraph" style:parent-style-name="Heading_20_2" style:list-style-name="Numbering_20_123">
      <style:text-properties officeooo:paragraph-rsid="01e197f3"/>
    </style:style>
    <style:style style:name="P26" style:family="paragraph" style:parent-style-name="Heading_20_2" style:list-style-name="Numbering_20_123">
      <style:text-properties officeooo:paragraph-rsid="01e86c88"/>
    </style:style>
    <style:style style:name="P27" style:family="paragraph" style:parent-style-name="Heading_20_2" style:list-style-name="Numbering_20_123">
      <style:text-properties officeooo:rsid="01e197f3" officeooo:paragraph-rsid="01e197f3"/>
    </style:style>
    <style:style style:name="P28" style:family="paragraph">
      <style:paragraph-properties fo:text-align="start"/>
    </style:style>
    <style:style style:name="T1" style:family="text">
      <style:text-properties fo:color="#000000" style:font-name="Arial1"/>
    </style:style>
    <style:style style:name="T2" style:family="text"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Arial1" fo:font-size="11pt" fo:font-weight="bold" style:font-size-asian="11pt" style:font-weight-asian="bold" style:font-weight-complex="bold"/>
    </style:style>
    <style:style style:name="T4" style:family="text">
      <style:text-properties fo:color="#000000" style:font-name="Arial1" fo:font-size="11pt" fo:font-weight="normal" style:font-size-asian="11pt" style:font-weight-asian="normal"/>
    </style:style>
    <style:style style:name="T5" style:family="text"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style:font-name="Arial1" fo:font-size="11pt" fo:font-weight="normal" officeooo:rsid="00156e49" style:font-size-asian="11pt" style:font-weight-asian="normal" style:font-size-complex="11pt" style:font-weight-complex="normal"/>
    </style:style>
    <style:style style:name="T7" style:family="text">
      <style:text-properties fo:color="#000000" style:font-name="Arial1" fo:font-size="11pt" fo:font-weight="normal" officeooo:rsid="01ea2fd5" style:font-size-asian="11pt" style:font-weight-asian="normal" style:font-size-complex="11pt" style:font-weight-complex="normal"/>
    </style:style>
    <style:style style:name="T8" style:family="text">
      <style:text-properties fo:color="#000000" style:font-name="Arial1" fo:font-size="11pt" fo:font-weight="normal" officeooo:rsid="01eec17e" style:font-size-asian="11pt" style:font-weight-asian="normal" style:font-size-complex="11pt" style:font-weight-complex="normal"/>
    </style:style>
    <style:style style:name="T9" style:family="text">
      <style:text-properties fo:color="#000000" style:font-name="Arial1" fo:font-size="11pt" fo:font-weight="normal" officeooo:rsid="000e0298" style:font-size-asian="11pt" style:font-weight-asian="normal"/>
    </style:style>
    <style:style style:name="T10" style:family="text">
      <style:text-properties fo:color="#000000" style:font-name="Arial1" fo:font-size="11pt" fo:font-weight="normal" officeooo:rsid="01da351b" style:font-size-asian="11pt" style:font-weight-asian="normal"/>
    </style:style>
    <style:style style:name="T11" style:family="text">
      <style:text-properties fo:color="#000000" style:font-name="Arial1" fo:font-size="11pt" fo:font-weight="normal" officeooo:rsid="01ebd0aa" style:font-size-asian="11pt" style:font-weight-asian="normal"/>
    </style:style>
    <style:style style:name="T12" style:family="text">
      <style:text-properties fo:color="#000000" style:font-name="Arial1" fo:font-size="11pt" style:font-size-asian="11pt" style:font-size-complex="11pt"/>
    </style:style>
    <style:style style:name="T13" style:family="text">
      <style:text-properties fo:color="#000000" style:font-name="Arial1" fo:font-weight="bold" style:font-weight-asian="bold" style:font-weight-complex="bold"/>
    </style:style>
    <style:style style:name="T14" style:family="text">
      <style:text-properties fo:color="#000000" style:font-name="Arial1" fo:font-size="16pt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5" style:family="text">
      <style:text-properties fo:color="#000000" style:font-name="Arial2" fo:font-size="11pt" fo:font-weight="normal" officeooo:rsid="004ca611" style:font-size-asian="11pt" style:font-weight-asian="normal" style:font-size-complex="11pt" style:font-weight-complex="normal"/>
    </style:style>
    <style:style style:name="T16" style:family="text">
      <style:text-properties fo:color="#000000" style:font-name="Arial2" fo:font-size="11pt" fo:font-weight="normal" officeooo:rsid="002c5879" style:font-size-asian="11pt" style:font-weight-asian="normal" style:font-size-complex="11pt" style:font-weight-complex="normal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1df728a"/>
    </style:style>
    <style:style style:name="T19" style:family="text">
      <style:text-properties style:use-window-font-color="true" officeooo:rsid="01e10f6d"/>
    </style:style>
    <style:style style:name="T20" style:family="text">
      <style:text-properties style:use-window-font-color="true" officeooo:rsid="01e33e41"/>
    </style:style>
    <style:style style:name="T21" style:family="text">
      <style:text-properties style:use-window-font-color="true" style:font-name="Arial" officeooo:rsid="01de2aa0" style:letter-kerning="false" fo:background-color="transparent" loext:char-shading-value="0" style:font-name-asian="Segoe UI" style:font-size-asian="14pt" style:language-asian="fr" style:country-asian="FR" style:font-name-complex="Tahoma1" style:font-size-complex="14pt" style:language-complex="ar" style:country-complex="SA" style:font-weight-complex="bold"/>
    </style:style>
    <style:style style:name="T22" style:family="text">
      <style:text-properties style:use-window-font-color="true" style:letter-kerning="false" style:language-asian="fr" style:country-asian="FR" style:language-complex="ar" style:country-complex="SA"/>
    </style:style>
    <style:style style:name="T23" style:family="text">
      <style:text-properties style:font-name="Arial2" fo:font-size="12pt" style:font-size-asian="12pt" style:font-size-complex="12pt"/>
    </style:style>
    <style:style style:name="T24" style:family="text">
      <style:text-properties officeooo:rsid="01da351b"/>
    </style:style>
    <style:style style:name="T25" style:family="text">
      <style:text-properties officeooo:rsid="01e197f3"/>
    </style:style>
    <style:style style:name="T26" style:family="text">
      <style:text-properties officeooo:rsid="01e6b132"/>
    </style:style>
    <style:style style:name="T27" style:family="text">
      <style:text-properties officeooo:rsid="01e818e3"/>
    </style:style>
    <style:style style:name="T28" style:family="text">
      <style:text-properties officeooo:rsid="01edefea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1-21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1/11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_DdeLink__2523_207158706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text:span text:style-name="TA_20_Style_20_foncé"><text:span text:style-name="T2">Auteur</text:span></text:span></text:p>
            <text:p text:style-name="P8"><text:span text:style-name="TA_20_Element_20_clair_20_marqué"><text:span text:style-name="T5">Thomas COGGIA</text:span></text:span><text:span text:style-name="TA_20_Element_20_clair_20_marqué"><text:span text:style-name="T12"> <text:s text:c="19"/></text:span></text:span></text:p>
          </table:table-cell>
          <table:table-cell table:style-name="Tableau1.B1" office:value-type="string">
            <text:p text:style-name="P8"><draw:control text:anchor-type="as-char" draw:z-index="8" draw:style-name="gr1" draw:text-style-name="P28" svg:width="2.345cm" svg:height="0.526cm" draw:control="control1"/></text:p>
          </table:table-cell>
        </table:table-row>
        <table:table-row table:style-name="Tableau1.2">
          <table:table-cell table:style-name="Tableau1.A2" office:value-type="string">
            <text:p text:style-name="P8"><text:span text:style-name="TA_20_Style_20_foncé"><text:span text:style-name="T2">Equipe</text:span></text:span></text:p>
            <text:p text:style-name="P8"><text:span text:style-name="TA_20_Style_20_clair"><text:span text:style-name="T12">Saad CHIADMI, Thomas COGGIA</text:span></text:span></text:p>
          </table:table-cell>
          <table:table-cell table:style-name="Tableau1.B2" table:number-rows-spanned="2" office:value-type="string">
            <text:p text:style-name="P5"><text:span text:style-name="TA_20_Style_20_foncé"/></text:p>
            <text:p text:style-name="P9"><text:span text:style-name="TA_20_Style_20_foncé"><text:span text:style-name="T13">Statut</text:span></text:span></text:p>
            <text:p text:style-name="P9"><text:span text:style-name="TA_20_Style_20_clair"><text:span text:style-name="T1">En cours</text:span></text:span></text:p>
            <text:p text:style-name="P9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A_20_Style_20_clair"><text:span text:style-name="T2">Destinaire(s)</text:span></text:span></text:p>
            <text:p text:style-name="P8"><text:span text:style-name="TA_20_Style_20_clair"><text:span text:style-name="T5">K</text:span></text:span><text:span text:style-name="TA_20_Style_20_clair"><text:span text:style-name="T6">e</text:span></text:span><text:span text:style-name="TA_20_Style_20_clair"><text:span text:style-name="T5">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<text:span text:style-name="TA_20_Style_20_foncé"><text:span text:style-name="T2">Chemin</text:span></text:span></text:p>
            <text:p text:style-name="P10"><text:span text:style-name="TA_20_Style_20_clair"><text:span text:style-name="T15">Babyfoot</text:span></text:span><text:span text:style-name="TA_20_Style_20_clair"><text:span text:style-name="T16">/TAPS</text:span></text:span><text:span text:style-name="TA_20_Style_20_clair"><text:span text:style-name="T5">/ST</text:span></text:span><text:span text:style-name="TA_20_Style_20_clair"><text:span text:style-name="T8">R</text:span></text:span></text:p>
          </table:table-cell>
          <table:table-cell table:style-name="Tableau1.B2" office:value-type="string">
            <text:p text:style-name="P8"><text:span text:style-name="TA_20_Style_20_foncé"><text:span text:style-name="T1">Page(</text:span></text:span><text:span text:style-name="TA_20_Style_20_foncé"><text:span text:style-name="T12">s</text:span></text:span><text:span text:style-name="TA_20_Style_20_foncé"><text:span text:style-name="T5">)</text:span></text:span><text:span text:style-name="TA_20_Element_20_clair_20_marqué"><text:span text:style-name="T5"> : </text:span></text:span><text:span text:style-name="TA_20_Element_20_clair_20_marqué"><text:span text:style-name="T7">3</text:span></text:span><field:fieldmark-start text:name="Bookmark1" field:type="SECTIONPAGES  \* Arabic  \* MERGEFORMAT"/><field:fieldmark-end/></text:p>
          </table:table-cell>
        </table:table-row>
      </table:table>
      <text:p text:style-name="P11"/>
      <text:p text:style-name="P12">Gestion de tournois de babyfoot</text:p>
      <text:p text:style-name="P6"/>
      <text:p text:style-name="P6">S<text:span text:style-name="T24">TR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3"><text:span text:style-name="TA_20_Element_20_clair_20_marqué"><text:span text:style-name="T13">Version</text:span></text:span></text:p>
          </table:table-cell>
          <table:table-cell table:style-name="Tableau2.B1" office:value-type="string">
            <text:p text:style-name="P13"><text:span text:style-name="TA_20_Element_20_clair_20_marqué"><text:span text:style-name="T13">Date</text:span></text:span></text:p>
          </table:table-cell>
          <table:table-cell table:style-name="Tableau2.B1" office:value-type="string">
            <text:p text:style-name="P13"><text:span text:style-name="TA_20_Element_20_clair_20_marqué"><text:span text:style-name="T13">Modifications</text:span></text:span></text:p>
          </table:table-cell>
          <table:table-cell table:style-name="Tableau2.D1" office:value-type="string">
            <text:p text:style-name="P13"><text:span text:style-name="TA_20_Element_20_clair_20_marqué"><text:span text:style-name="T13">Rédacteur(s)</text:span></text:span></text:p>
          </table:table-cell>
        </table:table-row>
        <table:table-row table:style-name="Tableau2.2">
          <table:table-cell table:style-name="Tableau2.A2" office:value-type="string">
            <text:p text:style-name="P15"><text:span text:style-name="TA_20_Element_20_clair_20_marqué"><text:span text:style-name="T3">1.0</text:span></text:span></text:p>
          </table:table-cell>
          <table:table-cell table:style-name="Tableau2.B2" office:value-type="string">
            <text:p text:style-name="P15"><text:span text:style-name="TA_20_Element_20_clair_20_marqué"><text:span text:style-name="T10">2</text:span></text:span><text:span text:style-name="TA_20_Element_20_clair_20_marqué"><text:span text:style-name="T11">1</text:span></text:span><text:span text:style-name="TA_20_Element_20_clair_20_marqué"><text:span text:style-name="T9">/1</text:span></text:span><text:span text:style-name="TA_20_Element_20_clair_20_marqué"><text:span text:style-name="T10">1</text:span></text:span><text:span text:style-name="TA_20_Element_20_clair_20_marqué"><text:span text:style-name="T4">/2019</text:span></text:span></text:p>
          </table:table-cell>
          <table:table-cell table:style-name="Tableau2.B2" office:value-type="string">
            <text:p text:style-name="P15"><text:span text:style-name="TA_20_Element_20_clair_20_marqué"><text:span text:style-name="T4">Création</text:span></text:span></text:p>
          </table:table-cell>
          <table:table-cell table:style-name="Tableau2.D2" office:value-type="string">
            <text:p text:style-name="P15"><text:span text:style-name="TA_20_Element_20_clair_20_marqué"><text:span text:style-name="T4">Thomas COGGIA</text:span></text:span></text:p>
          </table:table-cell>
        </table:table-row>
      </table:table>
      <text:p text:style-name="P2"><text:span text:style-name="TA_20_Titre_20_doc"><text:span text:style-name="T14"/></text:span></text:p>
      <text:p text:style-name="P3"><text:span text:style-name="TA_20_Titre_20_doc"/></text:p>
      <text:table-of-content text:style-name="Sect1" text:protected="true" text:name="Table des matières1">
        <text:table-of-content-source text:outline-level="4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"><text:a xlink:type="simple" xlink:href="#__RefHeading___Toc2489_4245232988" text:style-name="Index_20_Link" text:visited-style-name="Index_20_Link">1. Objectif<text:tab/>3</text:a></text:p>
          <text:p text:style-name="P14"><text:a xlink:type="simple" xlink:href="#__RefHeading___Toc2299_4245232988" text:style-name="Index_20_Link" text:visited-style-name="Index_20_Link">2. Objets métiers<text:tab/>3</text:a></text:p>
          <text:p text:style-name="P16"><text:a xlink:type="simple" xlink:href="#__RefHeading___Toc2491_42452329881" text:style-name="Index_20_Link" text:visited-style-name="Index_20_Link">2.1. Nomenclature des objets métiers<text:tab/>3</text:a></text:p>
          <text:p text:style-name="P16"><text:a xlink:type="simple" xlink:href="#__RefHeading___Toc2295_42452329881" text:style-name="Index_20_Link" text:visited-style-name="Index_20_Link">2.2. Diagramme d’état des objets métiers<text:tab/>3</text:a></text:p>
          <text:p text:style-name="P14"><text:a xlink:type="simple" xlink:href="#__RefHeading___Toc2299_42452329881" text:style-name="Index_20_Link" text:visited-style-name="Index_20_Link">3. Services<text:tab/>3</text:a></text:p>
          <text:p text:style-name="P16"><text:a xlink:type="simple" xlink:href="#__RefHeading___Toc2491_424523298811" text:style-name="Index_20_Link" text:visited-style-name="Index_20_Link">3.1. Nomenclature des services<text:tab/>3</text:a></text:p>
          <text:p text:style-name="P16"><text:a xlink:type="simple" xlink:href="#__RefHeading___Toc3637_4283781990" text:style-name="Index_20_Link" text:visited-style-name="Index_20_Link">3.2. Définition des services<text:tab/>3</text:a></text:p>
          <text:p text:style-name="P14"><text:a xlink:type="simple" xlink:href="#__RefHeading___Toc2299_424523298811" text:style-name="Index_20_Link" text:visited-style-name="Index_20_Link">4. Workflow<text:tab/>3</text:a></text:p>
          <text:p text:style-name="P14"><text:a xlink:type="simple" xlink:href="#__RefHeading___Toc3639_4283781990" text:style-name="Index_20_Link" text:visited-style-name="Index_20_Link">5. Architecture technique<text:tab/>3</text:a></text:p>
          <text:p text:style-name="P16"><text:a xlink:type="simple" xlink:href="#__RefHeading___Toc3641_4283781990" text:style-name="Index_20_Link" text:visited-style-name="Index_20_Link">5.1. Choix technologiques<text:tab/>3</text:a></text:p>
          <text:p text:style-name="P16"><text:a xlink:type="simple" xlink:href="#__RefHeading___Toc3643_4283781990" text:style-name="Index_20_Link" text:visited-style-name="Index_20_Link">5.2. Découpe en composants<text:tab/>3</text:a></text:p>
          <text:p text:style-name="P14"><text:a xlink:type="simple" xlink:href="#__RefHeading___Toc3645_4283781990" text:style-name="Index_20_Link" text:visited-style-name="Index_20_Link">6. Plan de déploiement et mise en exploitation<text:tab/>3</text:a></text:p>
          <text:p text:style-name="P14"><text:a xlink:type="simple" xlink:href="#__RefHeading___Toc3647_4283781990" text:style-name="Index_20_Link" text:visited-style-name="Index_20_Link">7. Nomenclature de l’IHM<text:tab/>3</text:a></text:p>
          <text:p text:style-name="P16"><text:soft-page-break/><text:a xlink:type="simple" xlink:href="#__RefHeading___Toc3649_4283781990" text:style-name="Index_20_Link" text:visited-style-name="Index_20_Link">7.1. Aspect de l’IHM<text:tab/>3</text:a></text:p>
          <text:p text:style-name="P16"><text:a xlink:type="simple" xlink:href="#__RefHeading___Toc3651_4283781990" text:style-name="Index_20_Link" text:visited-style-name="Index_20_Link">7.2. Ergonomie de l’IHM et navigation<text:tab/>3</text:a></text:p>
          <text:p text:style-name="P14"><text:a xlink:type="simple" xlink:href="#__RefHeading___Toc3653_4283781990" text:style-name="Index_20_Link" text:visited-style-name="Index_20_Link">8. Plan d’intégration<text:tab/>3</text:a></text:p>
          <text:p text:style-name="P16"><text:a xlink:type="simple" xlink:href="#__RefHeading___Toc3655_4283781990" text:style-name="Index_20_Link" text:visited-style-name="Index_20_Link">8.1. Dépendance entre composants<text:tab/>3</text:a></text:p>
          <text:p text:style-name="P16"><text:a xlink:type="simple" xlink:href="#__RefHeading___Toc3657_4283781990" text:style-name="Index_20_Link" text:visited-style-name="Index_20_Link">8.2. Tests d’intégration<text:tab/>3</text:a></text:p>
          <text:p text:style-name="P16"><text:a xlink:type="simple" xlink:href="#__RefHeading___Toc3659_4283781990" text:style-name="Index_20_Link" text:visited-style-name="Index_20_Link">8.3. Planification<text:tab/>3</text:a></text:p>
          <text:p text:style-name="P14"><text:a xlink:type="simple" xlink:href="#__RefHeading___Toc3661_4283781990" text:style-name="Index_20_Link" text:visited-style-name="Index_20_Link">9. WBS de la réalisation<text:tab/>3</text:a></text:p>
          <text:p text:style-name="P16"><text:a xlink:type="simple" xlink:href="#__RefHeading___Toc3663_4283781990" text:style-name="Index_20_Link" text:visited-style-name="Index_20_Link">9.1. Le diagramme du WBS:<text:tab/>3</text:a></text:p>
          <text:p text:style-name="P16"><text:a xlink:type="simple" xlink:href="#__RefHeading___Toc3414_42837819901" text:style-name="Index_20_Link" text:visited-style-name="Index_20_Link">9.2. Explication des tâches<text:tab/>3</text:a></text:p>
          <text:p text:style-name="P14"><text:a xlink:type="simple" xlink:href="#__RefHeading___Toc3665_4283781990" text:style-name="Index_20_Link" text:visited-style-name="Index_20_Link">10. Conclusion<text:tab/>3</text:a></text:p>
          <text:p text:style-name="P14"><text:a xlink:type="simple" xlink:href="#__RefHeading___Toc3667_4283781990" text:style-name="Index_20_Link" text:visited-style-name="Index_20_Link">11. Annexes<text:tab/>3</text:a></text:p>
          <text:p text:style-name="P16"><text:a xlink:type="simple" xlink:href="#__RefHeading___Toc3669_4283781990" text:style-name="Index_20_Link" text:visited-style-name="Index_20_Link">11.1. Ontologie<text:tab/>3</text:a></text:p>
          <text:p text:style-name="P16"><text:a xlink:type="simple" xlink:href="#__RefHeading___Toc3671_4283781990" text:style-name="Index_20_Link" text:visited-style-name="Index_20_Link">11.2. [Documentation technique]<text:tab/>4</text:a></text:p>
          <text:p text:style-name="P16"><text:a xlink:type="simple" xlink:href="#__RefHeading___Toc3673_4283781990" text:style-name="Index_20_Link" text:visited-style-name="Index_20_Link">11.3. [Bibliographie]<text:tab/>4</text:a></text:p>
        </text:index-body>
      </text:table-of-content>
      <text:h text:style-name="Heading_20_1" text:outline-level="1" text:is-list-header="true"/>
      <text:list xml:id="list4265378224" text:style-name="Numbering_20_123">
        <text:list-item>
          <text:h text:style-name="P22" text:outline-level="1"><text:bookmark-start text:name="__RefHeading___Toc2489_4245232988"/>Objectif<text:bookmark-end text:name="__RefHeading___Toc2489_4245232988"/></text:h>
        </text:list-item>
        <text:list-item>
          <text:h text:style-name="P19" text:outline-level="1"><text:bookmark-start text:name="_Toc245788813"/><text:bookmark-start text:name="_Toc247179219"/><text:bookmark-start text:name="_Toc246758689"/><text:bookmark-start text:name="__RefHeading___Toc2299_4245232988"/><text:span text:style-name="TA_20_Titre_20_doc"><text:span text:style-name="T18">O</text:span></text:span><text:bookmark-end text:name="_Toc245788813"/><text:bookmark-end text:name="_Toc247179219"/><text:bookmark-end text:name="_Toc246758689"/><text:span text:style-name="TA_20_Titre_20_doc"><text:span text:style-name="T18">bjets m</text:span></text:span><text:span text:style-name="TA_20_Titre_20_doc"><text:span text:style-name="T19">é</text:span></text:span><text:span text:style-name="TA_20_Titre_20_doc"><text:span text:style-name="T18">tiers</text:span></text:span><text:bookmark-end text:name="__RefHeading___Toc2299_4245232988"/></text:h>
          <text:list>
            <text:list-item>
              <text:h text:style-name="P25" text:outline-level="2"><text:bookmark-start text:name="_Toc2471792171"/><text:bookmark-start text:name="__RefHeading___Toc2491_42452329881"/><text:span text:style-name="T25">N</text:span><text:bookmark-end text:name="_Toc2471792171"/><text:span text:style-name="T25">omenclature des objets métiers</text:span><text:bookmark-start text:name="_Toc2457888121"/><text:bookmark-start text:name="_Toc2467586881"/><text:bookmark-end text:name="__RefHeading___Toc2491_42452329881"/></text:h>
            </text:list-item>
            <text:list-item>
              <text:h text:style-name="P27" text:outline-level="2"><text:bookmark-start text:name="__RefHeading___Toc2295_42452329881"/><text:bookmark-end text:name="_Toc2467586881"/><text:bookmark-end text:name="_Toc2457888121"/>Diagramme d’état des objets métiers<text:bookmark-end text:name="__RefHeading___Toc2295_42452329881"/></text:h>
            </text:list-item>
          </text:list>
        </text:list-item>
        <text:list-item>
          <text:h text:style-name="P20" text:outline-level="1"><text:bookmark-start text:name="__RefHeading___Toc2299_42452329881"/><text:span text:style-name="TA_20_Titre_20_doc"><text:span text:style-name="T20">Services</text:span></text:span><text:bookmark-end text:name="__RefHeading___Toc2299_42452329881"/></text:h>
          <text:list>
            <text:list-item>
              <text:h text:style-name="P24" text:outline-level="2"><text:bookmark-start text:name="_Toc24717921711"/><text:bookmark-start text:name="__RefHeading___Toc2491_424523298811"/>N<text:bookmark-end text:name="_Toc24717921711"/>omenclature des <text:span text:style-name="T26">services</text:span><text:bookmark-start text:name="_Toc24675868813"/><text:bookmark-start text:name="_Toc24578881213"/><text:bookmark-end text:name="__RefHeading___Toc2491_424523298811"/></text:h>
            </text:list-item>
            <text:list-item>
              <text:h text:style-name="P26" text:outline-level="2"><text:bookmark-start text:name="__RefHeading___Toc3637_4283781990"/><text:bookmark-end text:name="_Toc24675868813"/><text:bookmark-end text:name="_Toc24578881213"/>D<text:span text:style-name="T27">éfinition des services</text:span><text:bookmark-end text:name="__RefHeading___Toc3637_4283781990"/></text:h>
            </text:list-item>
          </text:list>
        </text:list-item>
        <text:list-item>
          <text:h text:style-name="P21" text:outline-level="1"><text:bookmark-start text:name="__RefHeading___Toc2299_424523298811"/><text:span text:style-name="TA_20_Titre_20_doc"><text:span text:style-name="T17">Workflow</text:span></text:span><text:bookmark-end text:name="__RefHeading___Toc2299_424523298811"/></text:h>
        </text:list-item>
        <text:list-item>
          <text:h text:style-name="P23" text:outline-level="1"><text:bookmark-start text:name="_Toc2413374581"/><text:bookmark-start text:name="__RefHeading___Toc3639_4283781990"/><text:bookmark-start text:name="_Toc2488265021"/><text:span text:style-name="TA_20_Titre_20_doc"><text:span text:style-name="T21">Architecture</text:span></text:span><text:span text:style-name="TA_20_Titre_20_doc"><text:span text:style-name="T22"> </text:span></text:span><text:span text:style-name="TA_20_Titre_20_doc"><text:span text:style-name="T21">technique</text:span></text:span><text:bookmark-end text:name="_Toc2413374581"/><text:bookmark-end text:name="__RefHeading___Toc3639_4283781990"/><text:bookmark-end text:name="_Toc2488265021"/></text:h>
          <text:list>
            <text:list-item>
              <text:h text:style-name="P26" text:outline-level="2"><text:bookmark-start text:name="_Toc2488265031"/><text:bookmark-start text:name="__RefHeading___Toc3641_4283781990"/><text:bookmark-start text:name="_Toc2413374591"/>Choix technologiques<text:bookmark-end text:name="_Toc2488265031"/><text:bookmark-end text:name="__RefHeading___Toc3641_4283781990"/><text:bookmark-end text:name="_Toc2413374591"/></text:h>
            </text:list-item>
            <text:list-item>
              <text:h text:style-name="P24" text:outline-level="2"><text:bookmark-start text:name="_Toc2413374601"/><text:bookmark-start text:name="__RefHeading___Toc3643_4283781990"/><text:bookmark-start text:name="_Toc2488265041"/>Découpe en composants<text:bookmark-end text:name="_Toc2413374601"/><text:bookmark-end text:name="__RefHeading___Toc3643_4283781990"/><text:bookmark-end text:name="_Toc2488265041"/></text:h>
            </text:list-item>
          </text:list>
        </text:list-item>
        <text:list-item>
          <text:h text:style-name="P18" text:outline-level="1"><text:bookmark-start text:name="_Toc2488265051"/><text:bookmark-start text:name="__RefHeading___Toc3645_4283781990"/><text:bookmark-start text:name="_Toc2413374661"/><text:span text:style-name="TA_20_Titre_20_doc"><text:span text:style-name="T17">Plan de </text:span></text:span><text:span text:style-name="TA_20_Titre_20_doc"><text:span text:style-name="T21">déploiement</text:span></text:span><text:span text:style-name="TA_20_Titre_20_doc"><text:span text:style-name="T17"> et mise en exploitation</text:span></text:span><text:bookmark-end text:name="_Toc2488265051"/><text:bookmark-end text:name="__RefHeading___Toc3645_4283781990"/><text:bookmark-end text:name="_Toc2413374661"/></text:h>
        </text:list-item>
        <text:list-item>
          <text:h text:style-name="P18" text:outline-level="1"><text:bookmark-start text:name="_Toc2488265061"/><text:bookmark-start text:name="__RefHeading___Toc3647_4283781990"/><text:bookmark-start text:name="_Toc2413374671"/><text:span text:style-name="TA_20_Titre_20_doc"><text:span text:style-name="T17">Nomenclature de l’IHM</text:span></text:span><text:bookmark-end text:name="_Toc2488265061"/><text:bookmark-end text:name="__RefHeading___Toc3647_4283781990"/><text:bookmark-end text:name="_Toc2413374671"/></text:h>
          <text:list>
            <text:list-item>
              <text:h text:style-name="P24" text:outline-level="2"><text:bookmark-start text:name="_Toc2488265071"/><text:bookmark-start text:name="__RefHeading___Toc3649_4283781990"/><text:bookmark-start text:name="_Toc2413374681"/>Aspect de l’IHM<text:bookmark-end text:name="_Toc2488265071"/><text:bookmark-end text:name="__RefHeading___Toc3649_4283781990"/><text:bookmark-end text:name="_Toc2413374681"/></text:h>
            </text:list-item>
            <text:list-item>
              <text:h text:style-name="P24" text:outline-level="2"><text:bookmark-start text:name="_Toc2488265081"/><text:bookmark-start text:name="__RefHeading___Toc3651_4283781990"/><text:bookmark-start text:name="_Toc2413374691"/>Ergonomie de l’IHM et navigation<text:bookmark-end text:name="_Toc2488265081"/><text:bookmark-end text:name="__RefHeading___Toc3651_4283781990"/><text:bookmark-end text:name="_Toc2413374691"/></text:h>
            </text:list-item>
          </text:list>
        </text:list-item>
        <text:list-item>
          <text:h text:style-name="P18" text:outline-level="1"><text:bookmark-start text:name="_Toc2488265091"/><text:bookmark-start text:name="__RefHeading___Toc3653_4283781990"/><text:bookmark-start text:name="_Toc2413374701"/><text:span text:style-name="TA_20_Titre_20_doc"><text:span text:style-name="T17">Plan d’intégration</text:span></text:span><text:bookmark-end text:name="_Toc2488265091"/><text:bookmark-end text:name="__RefHeading___Toc3653_4283781990"/><text:bookmark-end text:name="_Toc2413374701"/></text:h>
          <text:list>
            <text:list-item>
              <text:h text:style-name="P24" text:outline-level="2"><text:bookmark-start text:name="_Toc2488265101"/><text:bookmark-start text:name="__RefHeading___Toc3655_4283781990"/><text:bookmark-start text:name="_Toc2413374711"/>Dépendance entre composants<text:bookmark-end text:name="_Toc2488265101"/><text:bookmark-end text:name="__RefHeading___Toc3655_4283781990"/><text:bookmark-end text:name="_Toc2413374711"/></text:h>
            </text:list-item>
            <text:list-item>
              <text:h text:style-name="P24" text:outline-level="2"><text:bookmark-start text:name="_Toc2488265111"/><text:bookmark-start text:name="__RefHeading___Toc3657_4283781990"/><text:bookmark-start text:name="_Toc2413374721"/>Tests d’intégration<text:bookmark-end text:name="_Toc2488265111"/><text:bookmark-end text:name="__RefHeading___Toc3657_4283781990"/><text:bookmark-end text:name="_Toc2413374721"/></text:h>
            </text:list-item>
            <text:list-item>
              <text:h text:style-name="P24" text:outline-level="2"><text:bookmark-start text:name="_Toc2488265121"/><text:bookmark-start text:name="__RefHeading___Toc3659_4283781990"/><text:bookmark-start text:name="_Toc2413374731"/>Planification<text:bookmark-end text:name="_Toc2488265121"/><text:bookmark-end text:name="__RefHeading___Toc3659_4283781990"/><text:bookmark-end text:name="_Toc2413374731"/></text:h>
            </text:list-item>
          </text:list>
        </text:list-item>
        <text:list-item>
          <text:h text:style-name="P18" text:outline-level="1"><text:bookmark-start text:name="_Toc2488265131"/><text:bookmark-start text:name="__RefHeading___Toc3661_4283781990"/><text:bookmark-start text:name="_Toc2413374741"/><text:span text:style-name="TA_20_Titre_20_doc"><text:span text:style-name="T17">WBS de la réalisation</text:span></text:span><text:bookmark-end text:name="_Toc2488265131"/><text:bookmark-end text:name="__RefHeading___Toc3661_4283781990"/><text:bookmark-end text:name="_Toc2413374741"/></text:h>
          <text:list>
            <text:list-item>
              <text:h text:style-name="P24" text:outline-level="2"><text:bookmark-start text:name="__RefHeading___Toc3663_4283781990"/><text:bookmark-start text:name="_Toc2488265141"/><text:span text:style-name="TA_20_Titre_20_doc"><text:span text:style-name="T17">Le diagramme du WBS:</text:span></text:span><text:bookmark-end text:name="__RefHeading___Toc3663_4283781990"/><text:bookmark-end text:name="_Toc2488265141"/></text:h>
            </text:list-item>
            <text:list-item>
              <text:h text:style-name="P24" text:outline-level="2"><text:bookmark-start text:name="_Toc2488265151"/><text:bookmark-start text:name="__RefHeading___Toc3414_42837819901"/>Explication des tâches<text:bookmark-end text:name="_Toc2488265151"/> <text:bookmark-end text:name="__RefHeading___Toc3414_42837819901"/></text:h>
            </text:list-item>
          </text:list>
        </text:list-item>
        <text:list-item>
          <text:h text:style-name="P18" text:outline-level="1"><text:bookmark-start text:name="_Toc2488265161"/><text:bookmark-start text:name="__RefHeading___Toc3665_4283781990"/><text:bookmark-start text:name="_Toc2413374751"/><text:span text:style-name="TA_20_Titre_20_doc"><text:span text:style-name="T17">Conclusion</text:span></text:span><text:bookmark-end text:name="_Toc2488265161"/><text:bookmark-end text:name="__RefHeading___Toc3665_4283781990"/><text:bookmark-end text:name="_Toc2413374751"/></text:h>
        </text:list-item>
        <text:list-item>
          <text:h text:style-name="P18" text:outline-level="1"><text:bookmark-start text:name="_Toc2488265171"/><text:bookmark-start text:name="__RefHeading___Toc3667_4283781990"/><text:bookmark-start text:name="_Toc2413374761"/><text:span text:style-name="TA_20_Titre_20_doc"><text:span text:style-name="T17">Annexes</text:span></text:span><text:bookmark-end text:name="_Toc2488265171"/><text:bookmark-end text:name="__RefHeading___Toc3667_4283781990"/><text:bookmark-end text:name="_Toc2413374761"/></text:h>
          <text:list>
            <text:list-item>
              <text:h text:style-name="P24" text:outline-level="2"><text:bookmark-start text:name="_Toc2488265181"/><text:bookmark-start text:name="__RefHeading___Toc3669_4283781990"/><text:bookmark-start text:name="_Toc2413374771"/>Ontologie<text:bookmark-end text:name="_Toc2488265181"/><text:bookmark-end text:name="__RefHeading___Toc3669_4283781990"/><text:bookmark-end text:name="_Toc2413374771"/></text:h>
            </text:list-item>
            <text:list-item>
              <text:h text:style-name="P24" text:outline-level="2"><text:bookmark-start text:name="_Toc2488265191"/><text:bookmark-start text:name="__RefHeading___Toc3671_4283781990"/><text:bookmark-start text:name="_Toc2413374781"/><text:soft-page-break/>[Documentation technique]<text:bookmark-end text:name="_Toc2488265191"/><text:bookmark-end text:name="__RefHeading___Toc3671_4283781990"/><text:bookmark-end text:name="_Toc2413374781"/></text:h>
            </text:list-item>
            <text:list-item>
              <text:h text:style-name="P24" text:outline-level="2"><text:bookmark-start text:name="_Toc2413374791"/><text:bookmark-start text:name="__RefHeading___Toc3673_4283781990"/><text:bookmark-start text:name="_Toc2488265201"/>[Bibliographie]<text:bookmark-end text:name="_Toc2413374791"/><text:bookmark-end text:name="__RefHeading___Toc3673_4283781990"/><text:bookmark-end text:name="_Toc2488265201"/></text:h>
            </text:list-item>
          </text:list>
        </text:list-item>
      </text:list>
      <text:p text:style-name="P4"><text:bookmark text:name="_Toc248826494"/><text:bookmark text:name="_Toc245868964"/><text:span text:style-name="TA_20_Titre_20_doc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Calibri1" svg:font-family="Calibri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0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0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Segoe UI" style:font-family-asian="'Segoe UI'" style:font-family-generic-asian="system" style:font-pitch-asian="variable" style:font-size-asian="11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TA_20_Liste_20_à_20_numéro_20_1" style:default-outline-level="1" style:class="text" style:master-page-name="">
      <style:paragraph-properties fo:margin-top="0.199cm" fo:margin-bottom="0.199cm" loext:contextual-spacing="false" fo:line-height="100%" fo:keep-together="always" fo:orphans="0" fo:widows="0" style:page-number="auto" fo:keep-with-next="always">
        <style:tab-stops/>
      </style:paragraph-properties>
      <style:text-properties style:use-window-font-color="true" style:font-name="Arial" fo:font-family="Arial" style:font-style-name="Gras" style:font-family-generic="swiss" style:font-pitch="variable" fo:font-size="18pt" fo:font-weight="bold" fo:background-color="transparent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top="0.199cm" fo:margin-bottom="0.199cm" loext:contextual-spacing="false" fo:line-height="100%" fo:keep-together="always" fo:orphans="0" fo:widows="0" style:page-number="auto" fo:background-color="transparent" fo:keep-with-next="always">
        <style:tab-stops/>
      </style:paragraph-properties>
      <style:text-properties fo:color="#000000" style:font-name="Arial" fo:font-family="Arial" style:font-style-name="Gras" style:font-family-generic="swiss" style:font-pitch="variable" fo:font-size="16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729fcf"/>
      <style:paragraph-properties fo:margin-top="0.101cm" fo:margin-bottom="0.101cm" loext:contextual-spacing="false" fo:keep-together="always" fo:background-color="transparent" fo:keep-with-next="always"/>
      <style:text-properties style:use-window-font-color="true" style:font-name="Arial" fo:font-family="Arial" style:font-style-name="Gras" style:font-family-generic="swiss" style:font-pitch="variable" fo:font-size="14pt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 fo:font-size="10pt" fo:language="en" fo:country="US" style:letter-kerning="false" style:font-name-asian="Segoe UI" style:font-family-asian="'Segoe UI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fo:language="fr" fo:country="FR" style:letter-kerning="false" style:font-name-asian="Segoe UI" style:font-family-asian="'Segoe UI'" style:font-family-generic-asian="system" style:font-pitch-asian="variable" style:font-size-asian="12pt" style:language-asian="fr" style:country-asian="FR" style:font-name-complex="Tahoma1" style:font-family-complex="Tahoma" style:font-family-generic-complex="system" style:font-pitch-complex="variable" style:font-size-complex="12pt" style:language-complex="ar" style:country-complex="SA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exte_20_brut1" style:display-name="TA Texte brut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1" style:display-name="TA Paragraphe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2" style:display-name="TA Texte brut2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2" style:display-name="TA Paragraphe2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3" style:display-name="TA Texte brut3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3" style:display-name="TA Paragraphe3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4" style:display-name="TA Texte brut4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4" style:display-name="TA Paragraphe4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5" style:display-name="TA Texte brut5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5" style:display-name="TA Paragraphe5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1" style:display-name="TA Titre 1 avec numérotation1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1" style:display-name="TA Titre 2 avec numérotation1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1" style:display-name="TA Titre 3 avec numérotation1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1" style:display-name="TA Titre 4 avec numérotation1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1" style:display-name="TA Paragraphe centré1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2" style:display-name="TA Titre 1 avec numérotation2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2" style:display-name="TA Titre 2 avec numérotation2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2" style:display-name="TA Titre 3 avec numérotation2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2" style:display-name="TA Titre 4 avec numérotation2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2" style:display-name="TA Paragraphe centré2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3" style:display-name="TA Titre 1 avec numérotation3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3" style:display-name="TA Titre 2 avec numérotation3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3" style:display-name="TA Titre 3 avec numérotation3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3" style:display-name="TA Titre 4 avec numérotation3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3" style:display-name="TA Paragraphe centré3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" style:display-name="TA Paragraphe6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" style:display-name="TA Paragraphe7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sans_20_numérotation1" style:display-name="TA Titre 4 sans numérotation1" style:family="paragraph" style:parent-style-name="Standard" style:next-style-name="Standard" style:default-outline-level="4" style:list-style-name="">
      <style:paragraph-properties fo:margin-top="0.635cm" fo:margin-bottom="0.423cm" loext:contextual-spacing="false" fo:text-align="justify" style:justify-single-word="false" fo:keep-together="always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4" style:display-name="TA Titre 1 avec numérotation4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4" style:display-name="TA Titre 2 avec numérotation4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4" style:display-name="TA Titre 3 avec numérotation4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4" style:display-name="TA Titre 4 avec numérotation4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exte_20_brut6" style:display-name="TA Texte brut6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sans_20_numérotation1" style:display-name="TA Titre 6 sans numérotation1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5_20_avec_20_numérotation" style:display-name="TA Titre 5 avec numérotation" style:family="paragraph" style:parent-style-name="Standard" style:default-outline-level="">
      <style:paragraph-properties fo:margin-left="5.652cm" fo:margin-right="0cm" fo:margin-top="0.635cm" fo:margin-bottom="0.423cm" loext:contextual-spacing="false" fo:text-align="justify" style:justify-single-word="false" fo:keep-together="always" fo:text-indent="0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paragraph-properties fo:margin-left="6.9cm" fo:margin-right="0cm" fo:text-indent="0cm" style:auto-text-indent="false"/>
    </style:style>
    <style:style style:name="TA_20_Texte_20_brut7" style:display-name="TA Texte brut7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" style:display-name="TA Paragraphe8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31" style:display-name="TA Texte brut3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31" style:display-name="TA Paragraphe3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41" style:display-name="TA Texte brut4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41" style:display-name="TA Paragraphe4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51" style:display-name="TA Texte brut5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51" style:display-name="TA Paragraphe5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5" style:display-name="TA Titre 1 avec numérotation5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5" style:display-name="TA Titre 2 avec numérotation5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5" style:display-name="TA Titre 3 avec numérotation5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5" style:display-name="TA Titre 4 avec numérotation5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1" style:display-name="TA Paragraphe6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1" style:display-name="TA Paragraphe7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6" style:display-name="TA Titre 1 avec numérotation6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6" style:display-name="TA Titre 2 avec numérotation6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6" style:display-name="TA Titre 3 avec numérotation6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6" style:display-name="TA Titre 4 avec numérotation6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itre_20_5_20_avec_20_numérotation1" style:display-name="TA Titre 5 avec numérotation1" style:family="paragraph" style:parent-style-name="Standard" style:default-outline-level="">
      <style:paragraph-properties fo:margin-left="5.652cm" fo:margin-right="0cm" fo:margin-top="0.635cm" fo:margin-bottom="0.423cm" loext:contextual-spacing="false" fo:text-align="justify" style:justify-single-word="false" fo:keep-together="always" fo:text-indent="-1.905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avec_20_numérotation1" style:display-name="TA Titre 6 avec numérotation1" style:family="paragraph" style:parent-style-name="TA_20_Titre_20_6_20_sans_20_numérotation" style:default-outline-level="" style:list-style-name="WWNum2">
      <style:paragraph-properties fo:margin-left="6.9cm" fo:margin-right="0cm" fo:text-indent="-1.905cm" style:auto-text-indent="false"/>
      <style:text-properties style:use-window-font-color="true" style:font-name="Calibri1" fo:font-family="Calibri" style:font-family-generic="swiss" style:font-pitch="variable" fo:font-weight="bold" officeooo:rsid="01750c58" style:font-weight-asian="bold" style:font-weight-complex="bold"/>
    </style:style>
    <style:style style:name="TA_20_Titre_20_4_20_sans_20_numérotation11" style:display-name="TA Titre 4 sans numérotation11" style:family="paragraph" style:parent-style-name="Standard" style:next-style-name="Standard" style:default-outline-level="4" style:list-style-name="">
      <style:paragraph-properties fo:margin-top="0.635cm" fo:margin-bottom="0.423cm" loext:contextual-spacing="false" fo:text-align="justify" style:justify-single-word="false" fo:keep-together="always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41" style:display-name="TA Titre 3 avec numérotation41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41" style:display-name="TA Titre 4 avec numérotation41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exte_20_brut61" style:display-name="TA Texte brut6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sans_20_numérotation11" style:display-name="TA Titre 6 sans numérotation11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exte_20_brut71" style:display-name="TA Texte brut7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1" style:display-name="TA Paragraphe8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2" style:display-name="TA Texte brut72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2" style:display-name="TA Paragraphe82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3" style:display-name="TA Texte brut73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3" style:display-name="TA Paragraphe83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4" style:display-name="TA Texte brut74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4" style:display-name="TA Paragraphe84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5" style:display-name="TA Texte brut75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5" style:display-name="TA Paragraphe85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7" style:display-name="TA Titre 1 avec numérotation7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7" style:display-name="TA Titre 2 avec numérotation7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7" style:display-name="TA Titre 3 avec numérotation7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7" style:display-name="TA Titre 4 avec numérotation7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51" style:display-name="TA Titre 3 avec numérotation51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51" style:display-name="TA Titre 4 avec numérotation51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11" style:display-name="TA Paragraphe61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11" style:display-name="TA Paragraphe71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Placeholder_20_Text" style:display-name="Placeholder Text" style:family="text" style:parent-style-name="Default_20_Paragraph_20_Font">
      <style:text-properties fo:color="#808080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TA_20_Texte_20_brut_20_Car1" style:display-name="TA Texte brut Car1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1" style:display-name="TA Paragraphe Car1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2" style:display-name="TA Texte brut Car2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2" style:display-name="TA Paragraphe Car2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3" style:display-name="TA Texte brut Car3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3" style:display-name="TA Paragraphe Car3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4" style:display-name="TA Texte brut Car4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4" style:display-name="TA Paragraphe Car4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5" style:display-name="TA Texte brut Car5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5" style:display-name="TA Paragraphe Car5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En-tête_20_Car1" style:display-name="En-tête Car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" style:display-name="Pied de page Car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" style:display-name="En-tête Car2" style:family="text" style:parent-style-name="Default_20_Paragraph_20_Font"/>
    <style:style style:name="En-tête_20_Car3" style:display-name="En-tête Car3" style:family="text" style:parent-style-name="Default_20_Paragraph_20_Font"/>
    <style:style style:name="En-tête_20_Car4" style:display-name="En-tête Car4" style:family="text" style:parent-style-name="Default_20_Paragraph_20_Font"/>
    <style:style style:name="En-tête_20_Car5" style:display-name="En-tête Car5" style:family="text" style:parent-style-name="Default_20_Paragraph_20_Font"/>
    <style:style style:name="TA_20_Paragraphe_20_Car6" style:display-name="TA Paragraphe Car6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6" style:display-name="En-tête Car6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Pied_20_de_20_page_20_Car2" style:display-name="Pied de page Car2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TA_20_Paragraphe_20_Car7" style:display-name="TA Paragraphe Car7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7" style:display-name="En-tête Car7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Pied_20_de_20_page_20_Car3" style:display-name="Pied de page Car3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8" style:display-name="En-tête Car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4" style:display-name="Pied de page Car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9" style:display-name="En-tête Car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5" style:display-name="Pied de page Car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0" style:display-name="En-tête Car1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6" style:display-name="Pied de page Car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1" style:display-name="En-tête Car1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7" style:display-name="Pied de page Car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2" style:display-name="En-tête Car1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8" style:display-name="Pied de page Car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3" style:display-name="En-tête Car1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9" style:display-name="Pied de page Car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4" style:display-name="En-tête Car1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0" style:display-name="Pied de page Car1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5" style:display-name="En-tête Car1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1" style:display-name="Pied de page Car1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6" style:display-name="En-tête Car1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2" style:display-name="Pied de page Car1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TA_20_Texte_20_brut_20_Car6" style:display-name="TA Texte brut Car6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17" style:display-name="En-tête Car1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3" style:display-name="Pied de page Car1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8" style:display-name="En-tête Car1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4" style:display-name="Pied de page Car1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9" style:display-name="En-tête Car1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5" style:display-name="Pied de page Car1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0" style:display-name="En-tête Car2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6" style:display-name="Pied de page Car1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1" style:display-name="En-tête Car2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7" style:display-name="Pied de page Car1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2" style:display-name="En-tête Car2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8" style:display-name="Pied de page Car1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TA_20_Texte_20_brut_20_Car7" style:display-name="TA Texte brut Car7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8" style:display-name="TA Paragraphe Car8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En-tête_20_Car23" style:display-name="En-tête Car2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9" style:display-name="Pied de page Car1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4" style:display-name="En-tête Car2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0" style:display-name="Pied de page Car2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5" style:display-name="En-tête Car2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1" style:display-name="Pied de page Car2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6" style:display-name="En-tête Car2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2" style:display-name="Pied de page Car2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7" style:display-name="En-tête Car2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3" style:display-name="Pied de page Car2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8" style:display-name="En-tête Car2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9" style:display-name="En-tête Car2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30" style:display-name="En-tête Car3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4" style:display-name="Pied de page Car24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31" style:display-name="En-tête Car3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5" style:display-name="Pied de page Car25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32" style:display-name="En-tête Car32" style:family="text" style:parent-style-name="Default_20_Paragraph_20_Font"/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33" style:display-name="En-tête Car33" style:family="text" style:parent-style-name="Default_20_Paragraph_20_Font"/>
    <style:style style:name="En-tête_20_Car34" style:display-name="En-tête Car34" style:family="text" style:parent-style-name="Default_20_Paragraph_20_Font"/>
    <style:style style:name="En-tête_20_Car35" style:display-name="En-tête Car35" style:family="text" style:parent-style-name="Default_20_Paragraph_20_Font"/>
    <style:style style:name="En-tête_20_Car36" style:display-name="En-tête Car36" style:family="text" style:parent-style-name="Default_20_Paragraph_20_Font"/>
    <style:style style:name="En-tête_20_Car37" style:display-name="En-tête Car37" style:family="text" style:parent-style-name="Default_20_Paragraph_20_Font"/>
    <style:style style:name="En-tête_20_Car38" style:display-name="En-tête Car3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6" style:display-name="Pied de page Car2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39" style:display-name="En-tête Car39" style:family="text" style:parent-style-name="Default_20_Paragraph_20_Font"/>
    <style:style style:name="En-tête_20_Car40" style:display-name="En-tête Car40" style:family="text" style:parent-style-name="Default_20_Paragraph_20_Font"/>
    <style:style style:name="En-tête_20_Car41" style:display-name="En-tête Car41" style:family="text" style:parent-style-name="Default_20_Paragraph_20_Font"/>
    <style:style style:name="En-tête_20_Car42" style:display-name="En-tête Car42" style:family="text" style:parent-style-name="Default_20_Paragraph_20_Font"/>
    <style:style style:name="En-tête_20_Car43" style:display-name="En-tête Car43" style:family="text" style:parent-style-name="Default_20_Paragraph_20_Font"/>
    <style:style style:name="En-tête_20_Car44" style:display-name="En-tête Car44" style:family="text" style:parent-style-name="Default_20_Paragraph_20_Font"/>
    <style:style style:name="En-tête_20_Car45" style:display-name="En-tête Car4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7" style:display-name="Pied de page Car2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6" style:display-name="En-tête Car4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8" style:display-name="Pied de page Car2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7" style:display-name="En-tête Car4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9" style:display-name="Pied de page Car2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8" style:display-name="En-tête Car4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0" style:display-name="Pied de page Car3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9" style:display-name="En-tête Car4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1" style:display-name="Pied de page Car3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50" style:display-name="En-tête Car5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2" style:display-name="Pied de page Car3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3" style:display-name="Pied de page Car33" style:family="text" style:parent-style-name="Default_20_Paragraph_20_Font"/>
    <style:style style:name="En-tête_20_Car51" style:display-name="En-tête Car51" style:family="text" style:parent-style-name="Default_20_Paragraph_20_Font"/>
    <style:style style:name="En-tête_20_Car52" style:display-name="En-tête Car52" style:family="text" style:parent-style-name="Default_20_Paragraph_20_Font"/>
    <style:style style:name="En-tête_20_Car53" style:display-name="En-tête Car53" style:family="text" style:parent-style-name="Default_20_Paragraph_20_Font"/>
    <style:style style:name="En-tête_20_Car54" style:display-name="En-tête Car54" style:family="text" style:parent-style-name="Default_20_Paragraph_20_Font"/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8" style:display-name="ListLabel 48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9" style:display-name="ListLabel 49" style:family="text">
      <style:text-properties fo:color="#1f497d"/>
    </style:style>
    <style:style style:name="ListLabel_20_50" style:display-name="ListLabel 50" style:family="text">
      <style:text-properties fo:color="#4f81bd"/>
    </style:style>
    <style:style style:name="ListLabel_20_51" style:display-name="ListLabel 51" style:family="text">
      <style:text-properties fo:color="#8db3e2"/>
    </style:style>
    <style:style style:name="ListLabel_20_52" style:display-name="ListLabel 52" style:family="text">
      <style:text-properties fo:color="#c6d9f1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54" style:display-name="ListLabel 54" style:family="text">
      <style:text-properties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/>
    </style:style>
    <style:style style:name="ListLabel_20_55" style:display-name="ListLabel 55" style:family="text">
      <style:text-properties style:use-window-font-color="true" style:font-name="Arial1" fo:font-family="Arial" style:font-family-generic="roman" style:font-pitch="variabl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7" style:display-name="ListLabel 57" style:family="text">
      <style:text-properties style:use-window-font-color="true" style:font-name="Arial1" fo:font-family="Arial" style:font-family-generic="roman" style:font-pitch="variabl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8" style:display-name="ListLabel 58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9" style:display-name="ListLabel 59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0" style:display-name="ListLabel 60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1" style:display-name="ListLabel 61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2" style:display-name="ListLabel 62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65cm" fo:text-indent="-0.7cm" fo:margin-left="0.69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cm" fo:margin-left="1.39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95cm" fo:margin-left="2.0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cm" fo:text-indent="-0.7cm" fo:margin-left="2.7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6cm" fo:text-indent="-0.7cm" fo:margin-left="3.4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65cm" fo:text-indent="-0.7cm" fo:margin-left="4.1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65cm" fo:text-indent="-0.7cm" fo:margin-left="4.8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65cm" fo:text-indent="-0.7cm" fo:margin-left="5.5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7cm" fo:margin-left="6.2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66cm" fo:text-indent="-0.7cm" fo:margin-left="6.996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1" style:display-name="TA Liste hiérarchique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2" style:display-name="TA Liste hiérarchique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3" style:display-name="TA Liste hiérarchique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4" style:display-name="TA Liste hiérarchique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5" style:display-name="TA Liste hiérarchique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6" style:display-name="TA Liste hiérarchique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7" style:display-name="TA Liste hiérarchique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2.08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edefea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13.511cm" svg:y="-0.381cm" svg:width="4.47cm" svg:height="1.134cm" draw:z-index="3"><draw:image xlink:href="Pictures/1000000000000210000000868CABC5E994E5C60B.jpg" xlink:type="simple" xlink:show="embed" xlink:actuate="onLoad" loext:mime-type="image/jpeg"/></draw:frame><draw:frame draw:style-name="Mfr1" draw:name="Image2" text:anchor-type="char" svg:x="-1.96cm" svg:y="-0.826cm" svg:width="4.955cm" svg:height="2.007cm" draw:z-index="7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4</text:page-number></text:p>
        <text:p text:style-name="Footer">ST<text:span text:style-name="MT1">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8T12:14:00</meta:creation-date>
    <dc:language>fr-FR</dc:language>
    <meta:print-date>2019-11-06T07:42:19.238000000</meta:print-date>
    <dc:date>2019-12-06T01:05:11.779000000</dc:date>
    <meta:editing-cycles>553</meta:editing-cycles>
    <dc:subject>&lt;Titre du document&gt;</dc:subject>
    <dc:title>&lt;Titre&gt;</dc:title>
    <meta:editing-duration>P1DT13H42M35S</meta:editing-duration>
    <meta:generator>LibreOffice/6.2.4.2$Windows_X86_64 LibreOffice_project/2412653d852ce75f65fbfa83fb7e7b669a126d64</meta:generator>
    <meta:document-statistic meta:table-count="2" meta:image-count="2" meta:object-count="0" meta:page-count="4" meta:paragraph-count="80" meta:word-count="264" meta:character-count="1622" meta:non-whitespace-character-count="1440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STBE" xlink:href=""/>
  </office:meta>
</office:document-meta>
</file>